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4.134cm"/>
    </style:style>
    <style:style style:name="co3" style:family="table-column">
      <style:table-column-properties fo:break-before="auto" style:column-width="19.8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fr" fo:country="C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Plo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ethodische Anmerkung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Geschlecht der Befragten</text:p>
          </table:table-cell>
          <table:table-cell office:value-type="string" calcext:value-type="string">
            <text:p><text:span text:style-name="T1">Die Option «divers» wurde gegeben, aufgrund der geringen Stichprobe wurden Personen, die sich als«divers» </text:span>indentifizieren, in der gesamten Analyse mit Personen die sich als 'weiblich' indentifizieren, zusammengefasst, um die Anonymität aller Befragten zu gewährleisten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«keine Angabe»  beeinhaltet sowohl Personen die die Option «keine Angabe» </text:span> gewählt haben sowie Personen, die diese Frage nicht beantwortet hatte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2</text:p>
          </table:table-cell>
          <table:table-cell office:value-type="string" calcext:value-type="string">
            <text:p>Fakultät der Befragten in absoluten Zahlen (recht) und% der Studierenden pro Fakultät</text:p>
          </table:table-cell>
          <table:table-cell office:value-type="string" calcext:value-type="string">
            <text:p>Gesamtstudierendenzahlen geben nur Gesamtanzahl und Zahl weiblicher Studierender an, entsprechend kann bei % nur Unterteilung in «weiblich» und «andere» emacht werden.  «Divers» wurde weiblich zugeordnent, «keine Angabe» nicht mit aufgenomm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3.1</text:p>
          </table:table-cell>
          <table:table-cell office:value-type="string" calcext:value-type="string">
            <text:p>Erlebte Vorfälle aufgeschlüsselt nach Frage und Geschlecht</text:p>
          </table:table-cell>
          <table:table-cell office:value-type="string" calcext:value-type="string">
            <text:p>Mehrfachnennungen waren möglich, das heißt die Zahl der Vorfälle ist potentiall höher als die der betroffenen Person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3.2</text:p>
          </table:table-cell>
          <table:table-cell office:value-type="string" calcext:value-type="string">
            <text:p>Beobachtete Vorfälle aufgeschlüsselt nach Frage und Geschlecht</text:p>
          </table:table-cell>
          <table:table-cell office:value-type="string" calcext:value-type="string">
            <text:p>Mehrfachnennungen waren möglich, das heißt die Zahl der Vorfälle ist potentiall höher als die der betroffenen Person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3.3</text:p>
          </table:table-cell>
          <table:table-cell office:value-type="string" calcext:value-type="string">
            <text:p>Erlebte und beobachtete Vorfälle aufgeschlüsselt nach Frage und Geschle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3.4</text:p>
          </table:table-cell>
          <table:table-cell office:value-type="string" calcext:value-type="string">
            <text:p>Gegenüberstellung von betroffenen und beobachtenden Personen</text:p>
          </table:table-cell>
          <table:table-cell office:value-type="string" calcext:value-type="string">
            <text:p>Eine Person ist betroffen (beobachtend) wenn sie mindestens eine der entsprechenen Fragen mit «Ja» beantwortet ha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4.1</text:p>
          </table:table-cell>
          <table:table-cell office:value-type="string" calcext:value-type="string">
            <text:p>Handelnde Personen aufgeschlüsselt nach Rolle und Geschlecht der betroffenen Person</text:p>
          </table:table-cell>
          <table:table-cell office:value-type="string" calcext:value-type="string">
            <text:p>Es werden Vorfälle betrachtet. Mehrfachnennungen waren möglich, das heißt die Zahl der Vorfälle ist potentiell größer als die der betroffenen oder handelnden Persone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Bei Personen die keine Geschlechterangabe gemacht hatten, wurde aufgrund der geringen Anzahl auf die relative Darstellung verzichte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4.2</text:p>
          </table:table-cell>
          <table:table-cell office:value-type="string" calcext:value-type="string">
            <text:p>Handelnde Personen aufgeschlüsselt nach Rolle und Geschlecht der betroffenen Person</text:p>
          </table:table-cell>
          <table:table-cell office:value-type="string" calcext:value-type="string">
            <text:p>Es werden Vorfälle betrachtet. Mehrfachnennungen waren möglich, das heißt die Zahl der Vorfälle ist potentiell größer als die der betroffenen oder handelnden Persone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Bei Personen die keine Geschlechterangabe gemacht hatten, wurden aufgrund der geringen Anzahl auf die relative Darstellung verzichtet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generell P4. Aufgrund der Mehrfachnennungen kann die Anzahl der handelnden Personen nicht bestimmt werden und somit auch nicht relativ zur Gesamtzahl gesetz werden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5.1</text:p>
          </table:table-cell>
          <table:table-cell office:value-type="string" calcext:value-type="string">
            <text:p>Anzahl der Vorfälle und Anteil der betroffenen Befragten pro Fakultät</text:p>
          </table:table-cell>
          <table:table-cell office:value-type="string" calcext:value-type="string">
            <text:p>Achtung. Oberer Plot betrachtet Vorfälle, unterer betroffene Personen. 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Bei Personen die keine Geschlechterangabe gemacht hatten, wurde aufgrund der geringen Anzahl der prozentuale Anteil der Befragten nicht dargestellt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5.2A</text:p>
          </table:table-cell>
          <table:table-cell office:value-type="string" calcext:value-type="string">
            <text:p>Relative Betroffenheit und Teilnahme pro Fakultät im Vergleich zum Fakultätsdurchschnitt</text:p>
          </table:table-cell>
          <table:table-cell office:value-type="string" calcext:value-type="string">
            <text:p>Gesamtstudierendenzahlen geben nur Gesamtanzahl und Zahl weiblicher Studierender an, entsprechend kann bei % nur Unterteilung in «weiblich» und «andere» emacht werden.  «Divers» wurde weiblich zugeordnent, «keine Angabe» und «männlich» zu «andere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5.2B</text:p>
          </table:table-cell>
          <table:table-cell office:value-type="string" calcext:value-type="string">
            <text:p>Anteil der Teilnehmenden und Betroffenen pro Fakultät</text:p>
          </table:table-cell>
          <table:table-cell office:value-type="string" calcext:value-type="string">
            <text:p>Prozentual bzw normiert auf 100 Person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Bewertung Vorfälle Wie unangenehm?</text:p>
          </table:table-cell>
          <table:table-cell office:value-type="string" calcext:value-type="string">
            <text:p>«keine Angabe» wurde aufgrund der kleinen Stichprobe nicht berücksichti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panne entspricht ± eine Standardabweichung. Wenn Spanne fehlt, wurde nur ein Wert gennant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8T14:17:42.261580778</meta:creation-date>
    <dc:date>2023-08-18T15:48:24.458567834</dc:date>
    <meta:editing-duration>PT9M1S</meta:editing-duration>
    <meta:editing-cycles>2</meta:editing-cycles>
    <meta:generator>LibreOffice/6.4.7.2$Linux_X86_64 LibreOffice_project/40$Build-2</meta:generator>
    <meta:document-statistic meta:table-count="1" meta:cell-count="44" meta:object-count="0"/>
  </office:meta>
</office:document-meta>
</file>